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style:rel-width="100%" table:align="left"/>
    </style:style>
    <style:style style:name="Таблица1.A" style:family="table-column">
      <style:table-column-properties style:column-width="8.5cm" style:rel-column-width="32767*"/>
    </style:style>
    <style:style style:name="P1" style:family="paragraph" style:parent-style-name="Text_20_body">
      <style:paragraph-properties fo:text-align="center" style:justify-single-word="false"/>
      <style:text-properties fo:language="uk" fo:country="UA" fo:font-style="italic" fo:font-weight="bold" style:font-weight-asian="bold" style:font-weight-complex="bold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text-properties fo:font-size="16pt" fo:language="uk" fo:country="UA" style:font-size-asian="16pt" style:font-size-complex="16pt"/>
    </style:style>
    <style:style style:name="P4" style:family="paragraph" style:parent-style-name="Standard">
      <style:text-properties fo:font-size="16pt" style:font-size-asian="16pt" style:font-size-complex="16pt"/>
    </style:style>
    <style:style style:name="T1" style:family="text">
      <style:text-properties fo:language="uk" fo:country="UA"/>
    </style:style>
    <style:style style:name="T2" style:family="text">
      <style:text-properties fo:language="en" fo:country="US" style:language-complex="ru" style:country-complex="RU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language="uk" fo:country="UA" style:font-size-asian="16pt" style:font-size-complex="16pt"/>
    </style:style>
    <style:style style:name="T5" style:family="text">
      <style:text-properties fo:font-size="16pt" fo:language="en" fo:country="US" style:font-size-asian="16pt"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лободенюк Іван Олексійович</text:p>
      <table:table table:name="Таблица1" table:style-name="Таблица1">
        <table:table-column table:style-name="Таблица1.A" table:number-columns-repeated="2"/>
        <table:table-row>
          <table:table-cell office:value-type="string">
            <text:p text:style-name="Table_20_Contents"><draw:frame draw:style-name="fr1" draw:name="Графический объект1" text:anchor-type="as-char" svg:width="3.572cm" svg:height="3.572cm" draw:z-index="0"><draw:image xlink:href="https://pozovna.in.ua/wp-content/uploads/2018/02/foto-rezume.jpg" xlink:type="simple" xlink:show="embed" xlink:actuate="onLoad"/></draw:frame></text:p>
          </table:table-cell>
          <table:table-cell office:value-type="string">
            <text:p text:style-name="Table_20_Contents">Дата народження: <text:span text:style-name="T1">18.01.2005</text:span><text:line-break/>Місто: <text:span text:style-name="T1">Запоріжжя</text:span><text:line-break/>Моб. телефон: +380970530454 <text:line-break/>E-mail: <text:a xlink:type="simple" xlink:href="mailto:slobodenyuk.vanua@gmail.com" text:style-name="Internet_20_link" text:visited-style-name="Visited_20_Internet_20_Link"><text:span text:style-name="T2">slobodenyuk.vanua@gmail.com</text:span></text:a></text:p>
          </table:table-cell>
        </table:table-row>
      </table:table>
      <text:p text:style-name="Text_20_body"><text:span text:style-name="Strong_20_Emphasis"><text:span text:style-name="T3">Ціль:</text:span></text:span><text:span text:style-name="T3"> Заміщення вакантної посади </text:span></text:p>
      <text:p text:style-name="Text_20_body"><text:span text:style-name="Strong_20_Emphasis"><text:span text:style-name="T3">Освіта:</text:span></text:span></text:p>
      <text:p text:style-name="P2">вересень <text:span text:style-name="T1">2011</text:span> р. – червень <text:span text:style-name="T1">2022</text:span> р. <text:span text:style-name="T1">Запоріжська Спеціалізована Школа №40</text:span></text:p>
      <text:p text:style-name="Text_20_body"><text:span text:style-name="Strong_20_Emphasis"><text:span text:style-name="T3">Досвід роботи:</text:span></text:span></text:p>
      <text:p text:style-name="P3">Немае</text:p>
      <text:p text:style-name="Text_20_body"><text:span text:style-name="Strong_20_Emphasis"><text:span text:style-name="T3">Професійні навички:</text:span></text:span></text:p>
      <text:p text:style-name="Text_20_body"><text:span text:style-name="T4">Добре володію англійською та німецькою мовами, Вмію працювати з </text:span><text:span text:style-name="T5">Photoshop, Microsoft Word, Microsoft Excel,</text:span><text:span text:style-name="T4">вімію працювати з </text:span></text:p>
      <text:p text:style-name="Text_20_body"><text:span text:style-name="T5">C++ </text:span><text:span text:style-name="T4">й трохи з </text:span><text:span text:style-name="T5">Pyton</text:span></text:p>
      <text:p text:style-name="Text_20_body"><text:span text:style-name="Strong_20_Emphasis"><text:span text:style-name="T3">Особисті якості:</text:span></text:span></text:p>
      <text:p text:style-name="P2"><text:span text:style-name="T1">Працелюбність,</text:span> відповідальність, уважність до деталей.<text:line-break/>Дисциплінованість, пунктуальність, комунікабельність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8M46S</meta:editing-duration>
    <meta:editing-cycles>5</meta:editing-cycles>
    <meta:generator>OpenOffice/4.1.7$Win32 OpenOffice.org_project/417m1$Build-9800</meta:generator>
    <dc:date>2022-10-21T13:28:50.37</dc:date>
    <meta:document-statistic meta:table-count="1" meta:image-count="1" meta:object-count="0" meta:page-count="1" meta:paragraph-count="13" meta:word-count="65" meta:character-count="554"/>
    <meta:user-defined meta:name="Info 1"/>
    <meta:user-defined meta:name="Info 2"/>
    <meta:user-defined meta:name="Info 3"/>
    <meta:user-defined meta:name="Info 4"/>
  </office:meta>
</office:document-meta>
</file>